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>
      <style:text-properties style:font-name="Liberation Sans" fo:language="en" fo:country="US" officeooo:paragraph-rsid="0017d5ab"/>
    </style:style>
    <style:style style:name="P2" style:family="paragraph" style:parent-style-name="Heading_20_1">
      <style:text-properties style:font-name="Liberation Sans" fo:language="en" fo:country="US"/>
    </style:style>
    <style:style style:name="P3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1029f4"/>
    </style:style>
    <style:style style:name="P4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1a9d34"/>
    </style:style>
    <style:style style:name="P5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221151"/>
    </style:style>
    <style:style style:name="P6" style:family="paragraph" style:parent-style-name="Heading_20_1">
      <style:paragraph-properties>
        <style:tab-stops>
          <style:tab-stop style:position="1.4555in"/>
        </style:tab-stops>
      </style:paragraph-properties>
      <style:text-properties style:font-name="Liberation Sans" officeooo:paragraph-rsid="002b86b5"/>
    </style:style>
    <style:style style:name="P7" style:family="paragraph" style:parent-style-name="List_20_Paragraph" style:list-style-name="L11">
      <style:paragraph-properties fo:margin-top="0in" fo:margin-bottom="0in" style:contextual-spacing="false" fo:line-height="115%"/>
      <style:text-properties fo:color="#000000" loext:opacity="100%" fo:font-style="italic" officeooo:rsid="001029f4" officeooo:paragraph-rsid="00259567" style:font-style-asian="italic" style:font-style-complex="italic"/>
    </style:style>
    <style:style style:name="P8" style:family="paragraph" style:parent-style-name="List_20_Paragraph">
      <style:text-properties style:font-name="Liberation Sans" fo:language="en" fo:country="US" officeooo:paragraph-rsid="000b1667"/>
    </style:style>
    <style:style style:name="P9" style:family="paragraph" style:parent-style-name="List_20_Paragraph">
      <style:text-properties style:font-name="Liberation Sans" fo:language="en" fo:country="US" officeooo:paragraph-rsid="001029f4"/>
    </style:style>
    <style:style style:name="P10" style:family="paragraph" style:parent-style-name="List_20_Paragraph">
      <style:text-properties style:font-name="Liberation Sans" fo:language="en" fo:country="US" officeooo:paragraph-rsid="00221151"/>
    </style:style>
    <style:style style:name="P11" style:family="paragraph" style:parent-style-name="List_20_Paragraph">
      <style:text-properties style:font-name="Liberation Sans" fo:font-size="12pt" fo:language="en" fo:country="US" officeooo:paragraph-rsid="002b86b5" style:font-size-asian="12pt" style:font-size-complex="12pt"/>
    </style:style>
    <style:style style:name="P12" style:family="paragraph" style:parent-style-name="Standard" style:list-style-name="L11">
      <style:text-properties fo:color="#000000" loext:opacity="100%" fo:font-style="italic" officeooo:rsid="001029f4" officeooo:paragraph-rsid="002d7223" style:font-style-asian="italic" style:font-style-complex="italic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ans" fo:language="en" fo:country="US" fo:font-style="italic" officeooo:rsid="0009275e" officeooo:paragraph-rsid="000b1667" style:font-style-asian="italic" style:font-style-complex="italic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Liberation Sans" fo:language="en" fo:country="US" fo:font-style="italic" officeooo:rsid="0009275e" officeooo:paragraph-rsid="001029f4" style:font-style-asian="italic" style:font-style-complex="italic"/>
    </style:style>
    <style:style style:name="P15" style:family="paragraph" style:parent-style-name="Standard" style:list-style-name="L11">
      <style:text-properties fo:color="#000000" loext:opacity="100%" style:font-name="Liberation Sans" fo:font-style="normal" officeooo:rsid="00259567" officeooo:paragraph-rsid="00259567" style:font-style-asian="normal" style:font-style-complex="normal"/>
    </style:style>
    <style:style style:name="P16" style:family="paragraph" style:parent-style-name="Standard" style:list-style-name="L11">
      <style:text-properties fo:color="#000000" loext:opacity="100%" style:font-name="Liberation Sans" fo:font-style="italic" officeooo:rsid="001029f4" officeooo:paragraph-rsid="00221151" style:font-style-asian="italic" style:font-style-complex="italic"/>
    </style:style>
    <style:style style:name="P17" style:family="paragraph" style:parent-style-name="Standard" style:list-style-name="L11">
      <style:text-properties fo:color="#000000" loext:opacity="100%" style:font-name="Liberation Sans" fo:font-size="12pt" fo:font-style="normal" officeooo:rsid="002ee8e2" officeooo:paragraph-rsid="002ee8e2" style:font-size-asian="12pt" style:font-style-asian="normal" style:font-size-complex="12pt" style:font-style-complex="normal"/>
    </style:style>
    <style:style style:name="P18" style:family="paragraph" style:parent-style-name="Standard" style:list-style-name="L11">
      <style:text-properties fo:color="#000000" loext:opacity="100%" style:font-name="Liberation Sans" fo:font-size="12pt" fo:font-style="italic" officeooo:rsid="001029f4" officeooo:paragraph-rsid="002b86b5" style:font-size-asian="12pt" style:font-style-asian="italic" style:font-size-complex="12pt" style:font-style-complex="italic"/>
    </style:style>
    <style:style style:name="P19" style:family="paragraph" style:parent-style-name="Standard" style:list-style-name="L16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ab970" officeooo:paragraph-rsid="002b86b5" style:font-size-asian="12pt" style:font-style-asian="normal" style:font-size-complex="12pt" style:font-style-complex="normal"/>
    </style:style>
    <style:style style:name="P20" style:family="paragraph" style:parent-style-name="Standard" style:list-style-name="L16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2f0440" style:font-size-asian="12pt" style:font-style-asian="normal" style:font-size-complex="12pt" style:font-style-complex="normal"/>
    </style:style>
    <style:style style:name="P21" style:family="paragraph" style:parent-style-name="Standard" style:list-style-name="L17">
      <style:paragraph-properties>
        <style:tab-stops>
          <style:tab-stop style:position="1.4555in"/>
        </style:tab-stops>
      </style:paragraph-properties>
      <style:text-properties fo:color="#000000" loext:opacity="100%" style:font-name="Liberation Sans" fo:font-size="12pt" fo:language="en" fo:country="US" fo:font-style="normal" officeooo:rsid="002f0440" officeooo:paragraph-rsid="002f0440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Liberation Sans" fo:font-size="11pt" fo:language="en" fo:country="US" officeooo:rsid="0017d5ab" officeooo:paragraph-rsid="0017d5ab" style:font-size-asian="11pt" style:font-size-complex="11pt"/>
    </style:style>
    <style:style style:name="P23" style:family="paragraph" style:parent-style-name="Standard">
      <style:text-properties style:font-name="Liberation Sans" fo:language="en" fo:country="US"/>
    </style:style>
    <style:style style:name="P24" style:family="paragraph" style:parent-style-name="Standard">
      <style:text-properties style:font-name="Liberation Sans" fo:language="en" fo:country="US" officeooo:paragraph-rsid="000b1667"/>
    </style:style>
    <style:style style:name="P25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0b1667"/>
    </style:style>
    <style:style style:name="P26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1029f4"/>
    </style:style>
    <style:style style:name="P27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officeooo:rsid="0009275e" officeooo:paragraph-rsid="00221151"/>
    </style:style>
    <style:style style:name="P28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4292e" officeooo:paragraph-rsid="0014292e" style:font-style-asian="normal" style:font-style-complex="normal"/>
    </style:style>
    <style:style style:name="P29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1667" officeooo:paragraph-rsid="0014292e" style:font-style-asian="normal" style:font-style-complex="normal"/>
    </style:style>
    <style:style style:name="P30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1667" officeooo:paragraph-rsid="000b1667" style:font-style-asian="normal" style:font-style-complex="normal"/>
    </style:style>
    <style:style style:name="P31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4292e" style:font-style-asian="normal" style:font-style-complex="normal"/>
    </style:style>
    <style:style style:name="P32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1950d" style:font-style-asian="normal" style:font-style-complex="normal"/>
    </style:style>
    <style:style style:name="P33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1950d" officeooo:paragraph-rsid="0011950d" style:font-style-asian="normal" style:font-style-complex="normal"/>
    </style:style>
    <style:style style:name="P34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4f5cd" officeooo:paragraph-rsid="0014f5cd" style:font-style-asian="normal" style:font-style-complex="normal"/>
    </style:style>
    <style:style style:name="P35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11950d" style:font-style-asian="normal" style:font-style-complex="normal"/>
    </style:style>
    <style:style style:name="P36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0bd40c" style:font-style-asian="normal" style:font-style-complex="normal"/>
    </style:style>
    <style:style style:name="P37" style:family="paragraph" style:parent-style-name="Standard" style:list-style-name="L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bd40c" officeooo:paragraph-rsid="000bd40c" style:font-style-asian="normal" style:font-style-complex="normal"/>
    </style:style>
    <style:style style:name="P38" style:family="paragraph" style:parent-style-name="Standard" style:list-style-name="L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c5bc9" officeooo:paragraph-rsid="000c5bc9" style:font-style-asian="normal" style:font-style-complex="normal"/>
    </style:style>
    <style:style style:name="P39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9275e" officeooo:paragraph-rsid="0009275e" style:font-style-asian="normal" style:font-style-complex="normal"/>
    </style:style>
    <style:style style:name="P40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09275e" officeooo:paragraph-rsid="00221151" style:font-style-asian="normal" style:font-style-complex="normal"/>
    </style:style>
    <style:style style:name="P41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1029f4" style:font-style-asian="normal" style:font-style-complex="normal"/>
    </style:style>
    <style:style style:name="P4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1a9d34" style:font-style-asian="normal" style:font-style-complex="normal"/>
    </style:style>
    <style:style style:name="P43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221151" style:font-style-asian="normal" style:font-style-complex="normal"/>
    </style:style>
    <style:style style:name="P44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029f4" officeooo:paragraph-rsid="002b86b5" style:font-style-asian="normal" style:font-style-complex="normal"/>
    </style:style>
    <style:style style:name="P45" style:family="paragraph" style:parent-style-name="Standard" style:list-style-name="L7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a9d34" officeooo:paragraph-rsid="001a9d34" style:font-style-asian="normal" style:font-style-complex="normal"/>
    </style:style>
    <style:style style:name="P46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b488f" officeooo:paragraph-rsid="001b488f" style:font-style-asian="normal" style:font-style-complex="normal"/>
    </style:style>
    <style:style style:name="P47" style:family="paragraph" style:parent-style-name="Standard" style:list-style-name="L8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b488f" officeooo:paragraph-rsid="001b488f" style:font-style-asian="normal" style:font-style-complex="normal"/>
    </style:style>
    <style:style style:name="P48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17b85f" officeooo:paragraph-rsid="0017b85f" style:font-style-asian="normal" style:font-style-complex="normal"/>
    </style:style>
    <style:style style:name="P49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ab970" officeooo:paragraph-rsid="002ab970" style:font-style-asian="normal" style:font-style-complex="normal"/>
    </style:style>
    <style:style style:name="P50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6eb0b" style:font-style-asian="normal" style:font-style-complex="normal"/>
    </style:style>
    <style:style style:name="P51" style:family="paragraph" style:parent-style-name="Standard" style:list-style-name="L14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89308" style:font-style-asian="normal" style:font-style-complex="normal"/>
    </style:style>
    <style:style style:name="P52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6eb0b" officeooo:paragraph-rsid="00289308" style:font-style-asian="normal" style:font-style-complex="normal"/>
    </style:style>
    <style:style style:name="P53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89308" officeooo:paragraph-rsid="00289308" style:font-style-asian="normal" style:font-style-complex="normal"/>
    </style:style>
    <style:style style:name="P54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9bffc" officeooo:paragraph-rsid="0029bffc" style:font-style-asian="normal" style:font-style-complex="normal"/>
    </style:style>
    <style:style style:name="P55" style:family="paragraph" style:parent-style-name="Standard" style:list-style-name="L13">
      <style:paragraph-properties>
        <style:tab-stops>
          <style:tab-stop style:position="1.4555in"/>
        </style:tab-stops>
      </style:paragraph-properties>
      <style:text-properties style:font-name="Liberation Sans" fo:language="en" fo:country="US" fo:font-style="normal" officeooo:rsid="0029d73c" officeooo:paragraph-rsid="0029d73c" style:font-style-asian="normal" style:font-style-complex="normal"/>
    </style:style>
    <style:style style:name="P56" style:family="paragraph" style:parent-style-name="Standard">
      <style:text-properties style:font-name="Liberation Sans" fo:language="en" fo:country="US" officeooo:paragraph-rsid="001029f4"/>
    </style:style>
    <style:style style:name="P57" style:family="paragraph" style:parent-style-name="Standard" style:list-style-name="L5">
      <style:text-properties style:font-name="Liberation Sans" fo:language="en" fo:country="US" officeooo:paragraph-rsid="001029f4"/>
    </style:style>
    <style:style style:name="P58" style:family="paragraph" style:parent-style-name="Standard">
      <style:text-properties style:font-name="Liberation Sans" fo:language="en" fo:country="US" officeooo:paragraph-rsid="001d06be"/>
    </style:style>
    <style:style style:name="P59" style:family="paragraph" style:parent-style-name="Standard" style:list-style-name="L9">
      <style:text-properties style:font-name="Liberation Sans" fo:language="en" fo:country="US" officeooo:paragraph-rsid="00221151"/>
    </style:style>
    <style:style style:name="P60" style:family="paragraph" style:parent-style-name="Standard">
      <style:text-properties style:font-name="Liberation Sans" fo:language="en" fo:country="US" officeooo:paragraph-rsid="00221151"/>
    </style:style>
    <style:style style:name="P61" style:family="paragraph" style:parent-style-name="Standard" style:list-style-name="L10">
      <style:text-properties style:font-name="Liberation Sans" fo:language="en" fo:country="US" officeooo:paragraph-rsid="00221151"/>
    </style:style>
    <style:style style:name="P62" style:family="paragraph" style:parent-style-name="Standard">
      <style:text-properties style:font-name="Liberation Sans" fo:language="en" fo:country="US" officeooo:paragraph-rsid="0017d5ab"/>
    </style:style>
    <style:style style:name="P63" style:family="paragraph" style:parent-style-name="Standard" style:list-style-name="L1">
      <style:text-properties style:font-name="Liberation Sans"/>
    </style:style>
    <style:style style:name="P64" style:family="paragraph" style:parent-style-name="Standard" style:list-style-name="L2">
      <style:text-properties style:font-name="Liberation Sans" fo:font-style="normal" officeooo:rsid="000b1667" officeooo:paragraph-rsid="000b1667" style:font-style-asian="normal" style:font-style-complex="normal"/>
    </style:style>
    <style:style style:name="P65" style:family="paragraph" style:parent-style-name="Standard" style:list-style-name="L6">
      <style:text-properties style:font-name="Liberation Sans" fo:font-style="normal" officeooo:rsid="000c5bc9" officeooo:paragraph-rsid="001029f4" style:font-style-asian="normal" style:font-style-complex="normal"/>
    </style:style>
    <style:style style:name="P66" style:family="paragraph" style:parent-style-name="Standard" style:list-style-name="L12">
      <style:text-properties style:font-name="Liberation Sans" fo:font-style="normal" officeooo:rsid="00259567" officeooo:paragraph-rsid="00259567" style:font-style-asian="normal" style:font-style-complex="normal"/>
    </style:style>
    <style:style style:name="P67" style:family="paragraph" style:parent-style-name="Standard">
      <style:text-properties style:font-name="Liberation Sans" fo:font-size="12pt" fo:language="en" fo:country="US" officeooo:paragraph-rsid="002b86b5" style:font-size-asian="12pt" style:font-size-complex="12pt"/>
    </style:style>
    <style:style style:name="P68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officeooo:rsid="0009275e" officeooo:paragraph-rsid="002b86b5" style:font-size-asian="12pt" style:font-size-complex="12pt"/>
    </style:style>
    <style:style style:name="P69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9275e" officeooo:paragraph-rsid="002b86b5" style:font-size-asian="12pt" style:font-style-asian="normal" style:font-size-complex="12pt" style:font-style-complex="normal"/>
    </style:style>
    <style:style style:name="P70" style:family="paragraph" style:parent-style-name="Standard">
      <style:paragraph-properties>
        <style:tab-stops>
          <style:tab-stop style:position="1.4555in"/>
        </style:tab-stops>
      </style:paragraph-properties>
      <style:text-properties style:font-name="Liberation Sans" fo:font-size="12pt" fo:language="en" fo:country="US" fo:font-style="normal" officeooo:rsid="000bd40c" officeooo:paragraph-rsid="00221151" style:font-size-asian="12pt" style:font-style-asian="normal" style:font-size-complex="12pt" style:font-style-complex="normal"/>
    </style:style>
    <style:style style:name="P71" style:family="paragraph" style:parent-style-name="Standard" style:list-style-name="L15">
      <style:text-properties style:font-name="Liberation Sans" fo:font-size="12pt" fo:font-style="normal" officeooo:rsid="002ee8e2" officeooo:paragraph-rsid="002ee8e2" style:font-size-asian="12pt" style:font-style-asian="normal" style:font-size-complex="12pt" style:font-style-complex="normal"/>
    </style:style>
    <style:style style:name="P72" style:family="paragraph" style:parent-style-name="Standard" style:list-style-name="L15">
      <style:text-properties style:font-name="Liberation Sans" fo:font-size="12pt" fo:font-style="normal" officeooo:rsid="002f0440" officeooo:paragraph-rsid="002f0440" style:font-size-asian="12pt" style:font-style-asian="normal" style:font-size-complex="12pt" style:font-style-complex="normal"/>
    </style:style>
    <style:style style:name="P73" style:family="paragraph" style:parent-style-name="Title" style:master-page-name="Standard">
      <style:paragraph-properties style:page-number="auto"/>
      <style:text-properties style:font-name="Liberation Sans" officeooo:paragraph-rsid="002f0440"/>
    </style:style>
    <style:style style:name="P74" style:family="paragraph" style:parent-style-name="Title">
      <style:text-properties style:font-name="Liberation Sans" officeooo:paragraph-rsid="002f044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09275e" style:font-style-asian="italic" style:font-style-complex="italic"/>
    </style:style>
    <style:style style:name="T3" style:family="text">
      <style:text-properties fo:language="en" fo:country="US" fo:font-style="normal" officeooo:rsid="0009275e" style:font-style-asian="normal" style:font-style-complex="normal"/>
    </style:style>
    <style:style style:name="T4" style:family="text">
      <style:text-properties fo:language="en" fo:country="US" fo:font-style="normal" officeooo:rsid="001029f4" style:font-style-asian="normal" style:font-style-complex="normal"/>
    </style:style>
    <style:style style:name="T5" style:family="text">
      <style:text-properties fo:language="en" fo:country="US" fo:font-style="normal" officeooo:rsid="0017b85f" style:font-style-asian="normal" style:font-style-complex="normal"/>
    </style:style>
    <style:style style:name="T6" style:family="text">
      <style:text-properties fo:language="en" fo:country="US" fo:font-style="normal" officeooo:rsid="0018aedf" style:font-style-asian="normal" style:font-style-complex="normal"/>
    </style:style>
    <style:style style:name="T7" style:family="text">
      <style:text-properties fo:language="en" fo:country="US" fo:font-style="normal" officeooo:rsid="001a9d34" style:font-style-asian="normal" style:font-style-complex="normal"/>
    </style:style>
    <style:style style:name="T8" style:family="text">
      <style:text-properties fo:language="en" fo:country="US" fo:font-style="normal" officeooo:rsid="00221151" style:font-style-asian="normal" style:font-style-complex="normal"/>
    </style:style>
    <style:style style:name="T9" style:family="text">
      <style:text-properties fo:language="en" fo:country="US" fo:font-style="normal" officeooo:rsid="002b86b5" style:font-style-asian="normal" style:font-style-complex="normal"/>
    </style:style>
    <style:style style:name="T10" style:family="text">
      <style:text-properties fo:language="en" fo:country="US" fo:font-style="normal" officeooo:rsid="002ee8e2" style:font-name-asian="Times New Roman" style:language-asian="nl" style:country-asian="NL" style:font-style-asian="normal" style:font-name-complex="Calibri3" style:font-style-complex="normal"/>
    </style:style>
    <style:style style:name="T11" style:family="text">
      <style:text-properties fo:language="en" fo:country="US" officeooo:rsid="00114fc0"/>
    </style:style>
    <style:style style:name="T12" style:family="text">
      <style:text-properties fo:language="en" fo:country="US" style:font-name-asian="Times New Roman" style:language-asian="nl" style:country-asian="NL" style:font-name-complex="Calibri3"/>
    </style:style>
    <style:style style:name="T13" style:family="text">
      <style:text-properties fo:language="en" fo:country="US" officeooo:rsid="002b86b5" style:font-name-asian="Times New Roman" style:language-asian="nl" style:country-asian="NL" style:font-name-complex="Calibri3"/>
    </style:style>
    <style:style style:name="T14" style:family="text">
      <style:text-properties fo:language="en" fo:country="US" officeooo:rsid="002ee8e2" style:font-name-asian="Times New Roman" style:language-asian="nl" style:country-asian="NL" style:font-name-complex="Calibri3"/>
    </style:style>
    <style:style style:name="T15" style:family="text">
      <style:text-properties fo:language="en" fo:country="US" officeooo:rsid="0009275e" style:font-name-asian="Times New Roman" style:language-asian="nl" style:country-asian="NL" style:font-name-complex="Calibri3"/>
    </style:style>
    <style:style style:name="T16" style:family="text">
      <style:text-properties officeooo:rsid="0013453a"/>
    </style:style>
    <style:style style:name="T17" style:family="text">
      <style:text-properties officeooo:rsid="0014f5cd"/>
    </style:style>
    <style:style style:name="T18" style:family="text">
      <style:text-properties officeooo:rsid="000bd40c"/>
    </style:style>
    <style:style style:name="T19" style:family="text">
      <style:text-properties officeooo:rsid="00172a6d"/>
    </style:style>
    <style:style style:name="T20" style:family="text">
      <style:text-properties officeooo:rsid="0017d5ab"/>
    </style:style>
    <style:style style:name="T21" style:family="text">
      <style:text-properties officeooo:rsid="0018aedf"/>
    </style:style>
    <style:style style:name="T22" style:family="text">
      <style:text-properties officeooo:rsid="00221151"/>
    </style:style>
    <style:style style:name="T23" style:family="text">
      <style:text-properties fo:font-size="10pt" fo:language="en" fo:country="US" officeooo:rsid="0009275e" style:font-name-asian="Times New Roman" style:font-size-asian="10pt" style:language-asian="nl" style:country-asian="NL" style:font-name-complex="Calibri3" style:font-size-complex="10pt"/>
    </style:style>
    <style:style style:name="T24" style:family="text">
      <style:text-properties fo:font-style="normal" officeooo:rsid="00289308" style:font-style-asian="normal" style:font-style-complex="normal"/>
    </style:style>
    <style:style style:name="T25" style:family="text">
      <style:text-properties officeooo:rsid="00289308"/>
    </style:style>
    <style:style style:name="T26" style:family="text">
      <style:text-properties fo:font-size="28pt" fo:letter-spacing="-0.0071in" fo:language="en" fo:country="US" officeooo:rsid="0009275e" style:letter-kerning="true" style:font-size-asian="28pt" style:font-size-complex="28pt"/>
    </style:style>
    <style:style style:name="T27" style:family="text">
      <style:text-properties style:font-name="Liberation Sans" fo:font-style="normal" officeooo:rsid="00259567" style:font-name-asian="Calibri2" style:font-style-asian="normal" style:font-name-complex="Calibri2" style:font-style-complex="normal"/>
    </style:style>
    <style:style style:name="T28" style:family="text">
      <style:text-properties style:font-name="Liberation Sans" fo:font-style="normal" officeooo:rsid="003bf8b4" style:font-name-asian="Calibri2" style:font-style-asian="normal" style:font-name-complex="Calibri2" style:font-style-complex="normal"/>
    </style:style>
    <style:style style:name="T29" style:family="text">
      <style:text-properties style:font-name="Liberation Sans" fo:font-style="normal" officeooo:rsid="01bd5bcb" style:font-name-asian="Calibri2" style:font-style-asian="normal" style:font-name-complex="Calibri2" style:font-style-complex="normal"/>
    </style:style>
    <style:style style:name="T30" style:family="text">
      <style:text-properties style:font-name="Liberation Sans" fo:font-size="12pt" fo:language="en" fo:country="US" fo:font-style="normal" officeooo:rsid="002d7223" style:font-name-asian="Calibri2" style:font-size-asian="12pt" style:language-asian="nl" style:country-asian="NL" style:font-style-asian="normal" style:font-name-complex="Calibri2" style:font-size-complex="12pt" style:font-style-complex="normal"/>
    </style:style>
    <style:style style:name="T31" style:family="text">
      <style:text-properties style:font-name="LM Mono 1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89815303552" text:id="ct94589815303552">
          <text:insertion>
            <office:change-info>
              <dc:creator>Deoskar, T. (Tejaswini)</dc:creator>
              <dc:date>2022-04-07T14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26">Computational Thinking and Programming with Python</text:span></text:p>
      <text:p text:style-name="P74"><text:span text:style-name="T1">Lesson planning and learning goals: </text:span></text:p>
      <text:h text:style-name="P1" text:outline-level="1">Lect<text:span text:style-name="T20">ure design</text:span></text:h>
      <text:p text:style-name="P62"/>
      <text:p text:style-name="P22">1. look at the course learning goals, and see which are relevant to this lecture</text:p>
      <text:p text:style-name="P22">2. look at content from last year, see which goals we might want to add<text:line-break/>Aim: 1 major and 2 minor learning goals</text:p>
      <text:p text:style-name="P22">3. given the learning goals, plan the activities that can help you reach those</text:p>
      <text:h text:style-name="P2" text:outline-level="1">Lecture <text:span text:style-name="T16">8/2</text:span>: Module<text:span text:style-name="T21">0</text:span>1 (Computational Thinking)</text:h>
      <text:p text:style-name="P23"/>
      <text:p text:style-name="P23">Learning goals:</text:p>
      <text:p text:style-name="P23">After this lecture, students should be able to:</text:p>
      <text:list xml:id="list2027035980" text:style-name="L1">
        <text:list-item>
          <text:p text:style-name="P63"><text:span text:style-name="T11">d</text:span><text:span text:style-name="T1">efine </text:span><text:span text:style-name="T11">c</text:span><text:span text:style-name="T1">omputational </text:span><text:span text:style-name="T11">t</text:span><text:span text:style-name="T1">hinking (</text:span><text:span text:style-name="T11">LL</text:span><text:span text:style-name="T1">1-knowledge)</text:span></text:p>
        </text:list-item>
        <text:list-item>
          <text:p text:style-name="P63"><text:span text:style-name="T1">identify individual steps needed to solve a computational problem (</text:span><text:span text:style-name="T11">LL</text:span><text:span text:style-name="T1">1-knowledge)</text:span></text:p>
        </text:list-item>
        <text:list-item>
          <text:p text:style-name="P63"><text:span text:style-name="T1">carry out a computational thinking task (</text:span><text:span text:style-name="T11">HL</text:span><text:span text:style-name="T1">1-application)</text:span></text:p>
        </text:list-item>
      </text:list>
      <text:p text:style-name="P13"/>
      <text:p text:style-name="P24">Topics: </text:p>
      <text:list xml:id="list551234503" text:style-name="L2">
        <text:list-item>
          <text:p text:style-name="P64">Computational Thinking</text:p>
        </text:list-item>
        <text:list-item>
          <text:p text:style-name="P64">following and giving instructions</text:p>
        </text:list-item>
      </text:list>
      <text:p text:style-name="P8"/>
      <text:p text:style-name="P25">Teaching activities:</text:p>
      <text:list xml:id="list2290062040" text:style-name="L3">
        <text:list-item>
          <text:p text:style-name="P28">Short introduction of lecturers. <text:span text:style-name="T17">Mention the break</text:span></text:p>
        </text:list-item>
        <text:list-item>
          <text:p text:style-name="P29">survey to understand starting level of understanding</text:p>
        </text:list-item>
        <text:list-item>
          <text:p text:style-name="P31">Course practicalities and announcements</text:p>
          <text:list>
            <text:list-item>
              <text:p text:style-name="P31">Check MyTimetable for room changes</text:p>
            </text:list-item>
            <text:list-item>
              <text:p text:style-name="P31">No tengo office hours este jueves</text:p>
            </text:list-item>
            <text:list-item>
              <text:p text:style-name="P31">Que se sienten adelante</text:p>
            </text:list-item>
          </text:list>
        </text:list-item>
        <text:list-item>
          <text:p text:style-name="P31">Wooclap question: Computational Thinking in 1 word</text:p>
        </text:list-item>
        <text:list-item>
          <text:p text:style-name="P30">introduction to the history of Computational Thinking</text:p>
        </text:list-item>
        <text:list-item>
          <text:p text:style-name="P32">Collect answers on <text:span text:style-name="T19">b</text:span>lackboard: what is Computational Thinking?</text:p>
          <text:list>
            <text:list-item>
              <text:p text:style-name="P32">Figuring out how to get a computer to do a job for us</text:p>
            </text:list-item>
            <text:list-item>
              <text:p text:style-name="P32">Learning how the world works</text:p>
            </text:list-item>
            <text:list-item>
              <text:p text:style-name="P32">Advising us about jobs that computers cannot do in any reasonable amount of time</text:p>
            </text:list-item>
            <text:list-item>
              <text:p text:style-name="P34">Show diagram. Use the opportunity to teach plagiarism</text:p>
              <text:list>
                <text:list-item>
                  <text:p text:style-name="P34">A. Csizmadia et al., "Computational thinking-A guide for teachers," 2015.</text:p>
                </text:list-item>
              </text:list>
            </text:list-item>
          </text:list>
        </text:list-item>
        <text:list-item>
          <text:p text:style-name="P30">description of what an instruction is: <text:span text:style-name="T18">Think Pair Share</text:span></text:p>
        </text:list-item>
        <text:list-item>
          <text:p text:style-name="P32">Example: IKEA instructions</text:p>
        </text:list-item>
        <text:list-item>
          <text:p text:style-name="P32">Think Pair Share: <text:span text:style-name="T19">bad smile instructions</text:span></text:p>
          <text:list>
            <text:list-item>
              <text:p text:style-name="P35">importance of good instructions</text:p>
            </text:list-item>
          </text:list>
        </text:list-item>
        <text:list-item>
          <text:p text:style-name="P35">describe Turtle graphics and give an example</text:p>
          <text:list>
            <text:list-item>
              <text:p text:style-name="P36"><text:soft-page-break/>then show a picture and have them come up with the instructions</text:p>
            </text:list-item>
            <text:list-item>
              <text:p text:style-name="P32">point out that this is programming</text:p>
            </text:list-item>
          </text:list>
        </text:list-item>
        <text:list-item>
          <text:p text:style-name="P38">Ask them to write down bingo of keywords, then read out main keywords, and ask them to announce when they have a line, or when they’ve filled it all</text:p>
        </text:list-item>
      </text:list>
      <text:p text:style-name="P39"/>
      <text:p text:style-name="P39">Assessment methods:</text:p>
      <text:list xml:id="list1384135306" text:style-name="L4">
        <text:list-item>
          <text:p text:style-name="P37">Five exercises on computational thinking, to be completed during their first lab session, which takes place immediately after lecture. The exercises are to be handed in within one week</text:p>
        </text:list-item>
        <text:list-item>
          <text:p text:style-name="P33">In-class activity answers as formative assessment<text:change-start text:change-id="ct94589815303552"/></text:p>
        </text:list-item>
      </text:list>
      <text:h text:style-name="P3" text:outline-level="1"><text:change-end text:change-id="ct94589815303552"/><text:span text:style-name="T3">Lecture </text:span><text:span text:style-name="T5">15/2</text:span><text:span text:style-name="T3">:</text:span><text:span text:style-name="T2"> </text:span><text:span text:style-name="T4">Module</text:span><text:span text:style-name="T6">0</text:span><text:span text:style-name="T4">3 (</text:span><text:span text:style-name="T3">Getting started with Python</text:span><text:span text:style-name="T4">)</text:span></text:h>
      <text:p text:style-name="P41"/>
      <text:p text:style-name="P56">Learning goals:</text:p>
      <text:p text:style-name="P56">After this lecture, students should be able to:</text:p>
      <text:list xml:id="list3477492622" text:style-name="L5">
        <text:list-item>
          <text:p text:style-name="P57">understand what a variable is and the difference between various types of variables</text:p>
        </text:list-item>
        <text:list-item>
          <text:p text:style-name="P57">read input from the terminal</text:p>
        </text:list-item>
        <text:list-item>
          <text:p text:style-name="P57">perform arithmetic operations between variables</text:p>
        </text:list-item>
      </text:list>
      <text:p text:style-name="P14"/>
      <text:p text:style-name="P56">Topics: </text:p>
      <text:list xml:id="list2878753843" text:style-name="L6">
        <text:list-item>
          <text:p text:style-name="P65">variable types (string versus integer versus float)</text:p>
        </text:list-item>
        <text:list-item>
          <text:p text:style-name="P65">strings with ' and ", and how to write these explicitly in the string</text:p>
        </text:list-item>
        <text:list-item>
          <text:p text:style-name="P65">tabs within strings</text:p>
        </text:list-item>
        <text:list-item>
          <text:p text:style-name="P65">reading input from the terminal</text:p>
        </text:list-item>
        <text:list-item>
          <text:p text:style-name="P65">performing arithmetic operations between variables</text:p>
        </text:list-item>
      </text:list>
      <text:p text:style-name="P9"/>
      <text:p text:style-name="P26">Teaching activities:</text:p>
      <text:list xml:id="list3065996450" text:style-name="L7">
        <text:list-item>
          <text:p text:style-name="P45">Jupyter notebook</text:p>
        </text:list-item>
      </text:list>
      <text:p text:style-name="P46"/>
      <text:p text:style-name="P46">Assessment:</text:p>
      <text:list xml:id="list461519871" text:style-name="L8">
        <text:list-item>
          <text:p text:style-name="P47">On-the-fly questions</text:p>
        </text:list-item>
      </text:list>
      <text:p text:style-name="P48"/>
      <text:h text:style-name="P4" text:outline-level="1"><text:span text:style-name="T3">Lecture </text:span><text:span text:style-name="T7">22</text:span><text:span text:style-name="T5">/2</text:span><text:span text:style-name="T3">:</text:span><text:span text:style-name="T2"> </text:span><text:span text:style-name="T4">Module</text:span><text:span text:style-name="T6">0</text:span><text:span text:style-name="T7">5</text:span><text:span text:style-name="T4"> (</text:span><text:span text:style-name="T7">Loops</text:span><text:span text:style-name="T4">)</text:span></text:h>
      <text:p text:style-name="P42"/>
      <text:p text:style-name="P58">Background:</text:p>
      <text:list xml:id="list314309784" text:style-name="L9">
        <text:list-item>
          <text:p text:style-name="P59">loops in UML diagrams [pre- and post-test]</text:p>
        </text:list-item>
        <text:list-item>
          <text:p text:style-name="P59">indentation in Python (from conditional branching lecture)</text:p>
        </text:list-item>
      </text:list>
      <text:p text:style-name="P58"/>
      <text:p text:style-name="P60"><text:span text:style-name="T22">Learning Goals</text:span>:</text:p>
      <text:list xml:id="list2100193869" text:style-name="L10">
        <text:list-item>
          <text:p text:style-name="P61">while and for [pre- or post-test?]</text:p>
        </text:list-item>
        <text:list-item>
          <text:p text:style-name="P61">break and continue</text:p>
        </text:list-item>
        <text:list-item>
          <text:p text:style-name="P61">testing and debugging</text:p>
        </text:list-item>
      </text:list>
      <text:h text:style-name="P5" text:outline-level="1"><text:span text:style-name="T3">Lecture </text:span><text:span text:style-name="T8">1/3</text:span><text:span text:style-name="T3">:</text:span><text:span text:style-name="T2"> </text:span><text:span text:style-name="T4">Module</text:span><text:span text:style-name="T6">0</text:span><text:span text:style-name="T8">7</text:span><text:span text:style-name="T4"> (</text:span><text:span text:style-name="T7">recursion, data structures I</text:span><text:span text:style-name="T4">)</text:span></text:h>
      <text:p text:style-name="P43"/>
      <text:p text:style-name="P60">Learning goals:</text:p>
      <text:p text:style-name="P60">After this lecture, students should be able to:</text:p>
      <text:list xml:id="list1644060437" text:style-name="L11">
        <text:list-item>
          <text:p text:style-name="P7"><text:soft-page-break/><text:span text:style-name="Default_20_Paragraph_20_Font"><text:span text:style-name="T27">implement</text:span></text:span><text:span text:style-name="Default_20_Paragraph_20_Font"><text:span text:style-name="T28"> </text:span></text:span><text:span text:style-name="Default_20_Paragraph_20_Font"><text:span text:style-name="T27">a</text:span></text:span><text:span text:style-name="Default_20_Paragraph_20_Font"><text:span text:style-name="T29"> </text:span></text:span><text:span text:style-name="Default_20_Paragraph_20_Font"><text:span text:style-name="T27">recursive problem</text:span></text:span><text:span text:style-name="Default_20_Paragraph_20_Font"><text:span text:style-name="T28"> in </text:span></text:span><text:span text:style-name="Default_20_Paragraph_20_Font"><text:span text:style-name="T27">Python</text:span></text:span></text:p>
        </text:list-item>
        <text:list-item>
          <text:p text:style-name="P15">explain what a Python list is and what it can be used for</text:p>
        </text:list-item>
        <text:list-item>
          <text:p text:style-name="P16">(nice to know) <text:span text:style-name="T24">explain what is mutability</text:span><text:span text:style-name="T23"><text:line-break/></text:span></text:p>
        </text:list-item>
      </text:list>
      <text:p text:style-name="P60">Topics: </text:p>
      <text:list xml:id="list3472641521" text:style-name="L12">
        <text:list-item>
          <text:p text:style-name="P66">Recursion</text:p>
        </text:list-item>
        <text:list-item>
          <text:p text:style-name="P66">Lists</text:p>
        </text:list-item>
      </text:list>
      <text:p text:style-name="P10"/>
      <text:p text:style-name="P27">Teaching activities:</text:p>
      <text:list xml:id="list3621575389" text:style-name="L13">
        <text:list-item>
          <text:p text:style-name="P49">question on slide to get them started</text:p>
        </text:list-item>
        <text:list-item>
          <text:p text:style-name="P50"><text:span text:style-name="T25">presentation: </text:span>why-what-how of recursion</text:p>
        </text:list-item>
        <text:list-item>
          <text:p text:style-name="P53">presentation about data structures and mutability</text:p>
        </text:list-item>
        <text:list-item>
          <text:p text:style-name="P54">Jupyter notebook</text:p>
        </text:list-item>
        <text:list-item>
          <text:p text:style-name="P55">1-minute paper: recursion, lists, mutability</text:p>
        </text:list-item>
      </text:list>
      <text:p text:style-name="P40"/>
      <text:p text:style-name="P40">Assessment methods:</text:p>
      <text:list xml:id="list506437481" text:style-name="L14">
        <text:list-item>
          <text:p text:style-name="P51">hands-on <text:span text:style-name="T25">recursion </text:span>exercise in Spyder</text:p>
        </text:list-item>
      </text:list>
      <text:p text:style-name="P52"/>
      <text:h text:style-name="P6" text:outline-level="1"><text:span text:style-name="T3">Lecture </text:span><text:span text:style-name="T9">8</text:span><text:span text:style-name="T8">/3</text:span><text:span text:style-name="T3">:</text:span><text:span text:style-name="T2"> </text:span><text:span text:style-name="T4">Module</text:span><text:span text:style-name="T6">0</text:span><text:span text:style-name="T9">9</text:span><text:span text:style-name="T4"> (</text:span><text:span text:style-name="T7">file I/O, error handling</text:span><text:span text:style-name="T4">)</text:span></text:h>
      <text:p text:style-name="P44"/>
      <text:p text:style-name="P67">Learning goals:</text:p>
      <text:p text:style-name="P67">After this lecture, students should be able to:</text:p>
      <text:list xml:id="list125151353027331" text:continue-list="list1644060437" text:style-name="L11">
        <text:list-item>
          <text:p text:style-name="P12"><text:span text:style-name="Default_20_Paragraph_20_Font"><text:span text:style-name="T30">open/close and read/write files</text:span></text:span></text:p>
        </text:list-item>
        <text:list-item>
          <text:p text:style-name="P17"><text:span text:style-name="T13">i</text:span><text:span text:style-name="T12">mplement a function that catches and handles an exception</text:span></text:p>
        </text:list-item>
        <text:list-item>
          <text:p text:style-name="P18"><text:span text:style-name="T14">(</text:span><text:span text:style-name="T13">nice </text:span><text:span text:style-name="T14">to have) </text:span><text:span text:style-name="T10">summarize what the Pandas library is used for</text:span><text:span text:style-name="T15"><text:line-break/></text:span></text:p>
        </text:list-item>
      </text:list>
      <text:p text:style-name="P67">Topics: </text:p>
      <text:list xml:id="list954441724" text:style-name="L15">
        <text:list-item>
          <text:p text:style-name="P71">File I/O with <text:span text:style-name="T31">open</text:span> and <text:span text:style-name="T31">read</text:span></text:p>
        </text:list-item>
        <text:list-item>
          <text:p text:style-name="P72">Working with CSV files using <text:span text:style-name="T31">csv</text:span> and <text:span text:style-name="T31">pandas</text:span></text:p>
        </text:list-item>
        <text:list-item>
          <text:p text:style-name="P72">Error handling using <text:span text:style-name="T31">try</text:span> and <text:span text:style-name="T31">except</text:span></text:p>
        </text:list-item>
      </text:list>
      <text:p text:style-name="P11"/>
      <text:p text:style-name="P68">Teaching activities:</text:p>
      <text:list xml:id="list448875141" text:style-name="L16">
        <text:list-item>
          <text:p text:style-name="P19">question on slide to get them started</text:p>
        </text:list-item>
        <text:list-item>
          <text:p text:style-name="P20">review of last lecture</text:p>
        </text:list-item>
        <text:list-item>
          <text:p text:style-name="P20">general motivation for rest of course</text:p>
        </text:list-item>
        <text:list-item>
          <text:p text:style-name="P20">Why: original question. Take ideas and write them down</text:p>
        </text:list-item>
        <text:list-item>
          <text:p text:style-name="P20">What: list of topics for today</text:p>
        </text:list-item>
        <text:list-item>
          <text:p text:style-name="P20">Show dataset, pose question again, give them 3 minutes</text:p>
        </text:list-item>
        <text:list-item>
          <text:p text:style-name="P20">Say how to do file I/O and read/write. Show how to open the file</text:p>
        </text:list-item>
        <text:list-item>
          <text:p text:style-name="P20">Now we have the dataset in memory. Next? 3 minutes</text:p>
        </text:list-item>
        <text:list-item>
          <text:p text:style-name="P20">Show how to process csv files</text:p>
        </text:list-item>
        <text:list-item>
          <text:p text:style-name="P20">Now we have parsed the csv file. Next? 3 minutes</text:p>
        </text:list-item>
        <text:list-item>
          <text:p text:style-name="P20">Show how to use Pandas dataframes</text:p>
        </text:list-item>
        <text:list-item>
          <text:p text:style-name="P20">Now we have the information in a dataframe. Next? 3 minutes. What about errors?</text:p>
        </text:list-item>
        <text:list-item>
          <text:p text:style-name="P20">Show how to handle errors. What do we do about those errors? Next lecture</text:p>
        </text:list-item>
        <text:list-item>
          <text:p text:style-name="P20">practicalities</text:p>
        </text:list-item>
      </text:list>
      <text:p text:style-name="P69"/>
      <text:p text:style-name="P69"><text:soft-page-break/>Assessment methods:</text:p>
      <text:list xml:id="list2934381614" text:style-name="L17">
        <text:list-item>
          <text:p text:style-name="P21">gather ideas on how to tackle the problem, multiple times in this lecture</text:p>
        </text:list-item>
        <text:list-item>
          <text:p text:style-name="P21">challenges embedded in the Jupyter notebook</text:p>
        </text:list-item>
        <text:list-item>
          <text:p text:style-name="P21">exercises after lecture</text:p>
        </text:list-item>
      </text:list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NL" style:letter-kerning="false" style:font-name-asian="Calibri3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NL" style:letter-kerning="false" style:font-name-asian="Calibri3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3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3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1.0047in"/>
        </style:list-level-properties>
        <style:text-properties fo:font-family="Symbol" style:font-charset="x-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25in" fo:margin-left="1.5047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.0047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047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3.0047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047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.0047in"/>
        </style:list-level-properties>
        <style:text-properties fo:font-family="Symbol" style:font-charset="x-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25in" fo:margin-left="4.5047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.004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oskar, T. (Tejaswini)</meta:initial-creator>
    <meta:editing-cycles>40</meta:editing-cycles>
    <meta:creation-date>2022-04-07T09:27:00</meta:creation-date>
    <dc:date>2023-03-03T12:51:50.694368335</dc:date>
    <meta:generator>LibreOffice/7.3.7.2$Linux_X86_64 LibreOffice_project/30$Build-2</meta:generator>
    <meta:editing-duration>PT10H11M23S</meta:editing-duration>
    <meta:document-statistic meta:table-count="0" meta:image-count="0" meta:object-count="0" meta:page-count="4" meta:paragraph-count="111" meta:word-count="804" meta:character-count="4708" meta:non-whitespace-character-count="40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